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 style:list-style-name="WWNum1">
      <style:text-properties fo:font-size="10pt" style:font-size-asian="10pt" style:font-size-complex="10pt"/>
    </style:style>
    <style:style style:name="P4" style:family="paragraph" style:parent-style-name="Standard">
      <style:paragraph-properties fo:margin-left="0.635cm" fo:margin-right="0cm" fo:text-indent="0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.635cm" style:auto-text-indent="false"/>
      <style:text-properties fo:font-size="10pt" style:font-size-asian="10pt" style:font-size-complex="10pt"/>
    </style:style>
    <style:style style:name="P6" style:family="paragraph" style:parent-style-name="Standard" style:master-page-name="Standard">
      <style:paragraph-properties style:page-number="auto"/>
      <style:text-properties fo:font-size="10pt" style:font-size-asian="10pt" style:font-size-complex="10pt"/>
    </style:style>
    <style:style style:name="P7" style:family="paragraph" style:parent-style-name="List_20_Paragraph" style:list-style-name="WWNum1">
      <style:text-properties fo:font-size="10pt" style:font-size-asian="10pt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color="#ff0000" style:text-underline-style="solid" style:text-underline-width="auto" style:text-underline-color="font-color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800000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ACTIVIDADES UNIDAD 2</text:span></text:p>
      <text:p text:style-name="P2"><text:span text:style-name="T1">EL MERCADO Y LOS CLIENTES</text:span></text:p>
      <text:p text:style-name="P1">Actividades página 38</text:p>
      <text:list xml:id="list6376552094427913683" text:style-name="WWNum1">
        <text:list-item>
          <text:p text:style-name="P3">En el primer artículo ¿qué se produce un exceso de oferta o demanda?¿Qué ocurre con los precios y por qué? <text:line-break/><text:span text:style-name="T5">Hay un aumento masivo de la demanda, pero no va acompañado de un aumento de la oferta, así que los productos se encarecen.</text:span></text:p>
        </text:list-item>
        <text:list-item>
          <text:p text:style-name="P3">Con la compra masiva de verduras se agotaron las existencias ¿Qué consecuencias conllevó una menor oferta? ¿Qué diferencia hubo entre grandes superficies y pequeños comercios?<text:line-break/><text:span text:style-name="T5">Los grandes almacenes, al disponer de grandes cámaras frigoríficas y almacenes, pudieron abastecerse a precio pre-covid y tener producto más barato durante más tiempo. El pequeño comerciante, al no disponer de esos almacenes, tiene que comprar al día, entonces al haber menos oferta y más demanda, aumentan los precios de los productos, y tiene que vender sus existencias más caras.</text:span></text:p>
        </text:list-item>
        <text:list-item>
          <text:p text:style-name="P3">Explica cómo influye un mercado de oligopolio en los precios de los productos. Explica el artículo sobre FACUA.<text:line-break/><text:span text:style-name="T5">Cuando existe un oligopolio, en este caso en las empresas de telefonia (movistar, orange y vodafone), las empresas pueden pactar precios y otras condiciones para que, en el caso de que decidan hacer una subida generalizada del precio, el consumidor se vea obligado a aceptarla por no haber una alternativa real. Esto es lo que denuncia FACUA.</text:span><text:line-break/></text:p>
        </text:list-item>
        <text:list-item>
          <text:p text:style-name="P3">Una vez hemos visto los tipos de mercados, explica cuál es el modelo de mercado de tu producto, teniendo en cuenta tu idea de negocio.<text:line-break/><text:span text:style-name="T5">Es de tipo competencia monopolística. Al ser una aplicación dedicada a un campo en concreto, pueden haber otras empresas que desarrollen otras aplicaciones de similar uso, pero siempre intentaré diferenciarme de las demás por la calidad, y por añadir funcionalidades que otras aplicaciones no tengan.</text:span></text:p>
        </text:list-item>
        <text:list-item>
          <text:p text:style-name="P7">Una vez tenemos la idea de negocio, vamos a hacer una foto de mi cliente objetivo, para ello:</text:p>
        </text:list-item>
      </text:list>
      <text:p text:style-name="P1">Vamos a buscar información en internet sobre quién, cómo y dónde compran un producto similar al mío (si es un producto nuevo tendrás que hacer tú esa foto de tu cliente potencial).</text:p>
      <text:p text:style-name="P1">En la página 45 “Análisis cliente objetivo” nos sirve para hacer un cuadro sobre qué necesito saber.</text:p>
      <text:p text:style-name="P1">Después de contestar a estas preguntas, describe brevemente quién es tu cliente objetivo.</text:p>
      <text:p text:style-name="P1"><text:span text:style-name="T5">Cliente objetivo: Autónomos o pequeñas empresas que buscan un sistema de gestión rápido y ágil, para que la gestión de su negocio sea más eficaz. <text:line-break/><text:tab/>Datos básicos: no hay nada en concreto, salvo que son clientes mayoritariamente de ciudades grandes.<text:line-break/><text:tab/>Datos económicos: por una instalación integral de mi aplicación para gestionar su negocio, se paga bastante dinero, ya que implica mucho trabajo y su posterior mantenimiento.<text:line-break/><text:tab/>Gustos: Rápido, intuitivo, aplicación móvil pero que se apoye en una buena base de datos y programa en el ordenador de sobremesa para hacer la aplicación más potente.<text:line-break/><text:tab/>Quien compra? El consumidor, es un programa dedicado para profesionales.<text:line-break/><text:tab/>Donde compra? Por internet<text:line-break/><text:tab/>Cuanto? Es una aplicación que la compras una vez, pero luego el mantenimiento también tiene un coste, mensual o anual.</text:span><text:line-break/><text:tab/></text:p>
      <text:list xml:id="list38536061" text:continue-numbering="true" text:style-name="WWNum1">
        <text:list-item>
          <text:p text:style-name="P7"><text:soft-page-break/>Teniendo en cuenta quién es tu cliente objetivo vamos a realizar <text:s/>un guión para <text:s/>realizar una entrevista de problema para saber si lo que queremos ofrecer realmente está resolviendo un problema a nuestro cliente objetivo( página 44 <text:s/>y busca también en internet). </text:p>
        </text:list-item>
      </text:list>
      <text:p text:style-name="P4">Pasa la entrevista a tus compañeros de clase y realiza un resumen de los resultados.</text:p>
      <text:p text:style-name="P5">¿Te ha dado información que te haga modificar tu idea de negocio inicial?</text:p>
      <text:p text:style-name="P5"/>
      <text:list xml:id="list38508571" text:continue-numbering="true" text:style-name="WWNum1">
        <text:list-item>
          <text:p text:style-name="P7">Página 52 lectura del artículo entorno empresarial y contesta a las cuestiones finales<text:line-break/><text:span text:style-name="T5">- Tartas para cumpleaños, fiestas etc.<text:line-break/><text:tab/>Daddies: caracterizadas con personajes de dibujos animados, o con chucherías.<text:line-break/><text:tab/>Singles: En vez de tartas como tal, más tipo pasteles pequeños, que sean fácil de conservar en la nevera.<text:line-break/><text:tab/>Seniors: Tartas más pequeñas, con menos azúcar, y en vez de tanta nata y tanto chocolate, combinarlas con frutas naturales.</text:span></text:p>
        </text:list-item>
      </text:list>
      <text:p text:style-name="P1"><text:bookmark-start text:name="Bookmark"/><text:span text:style-name="T3">FECHA LÍMITE 01 DE NOVIEMBRE DE 2020</text:span></text:p>
      <text:p text:style-name="P1"><text:bookmark-end text:name="Bookmar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lar</meta:initial-creator>
    <dc:creator>Axel </dc:creator>
    <meta:editing-cycles>8</meta:editing-cycles>
    <meta:creation-date>2020-10-12T07:50:00</meta:creation-date>
    <dc:date>2020-10-31T18:30:23.65</dc:date>
    <meta:editing-duration>PT57M28S</meta:editing-duration>
    <meta:generator>OpenOffice/4.1.7$Win32 OpenOffice.org_project/417m1$Build-9800</meta:generator>
    <meta:document-statistic meta:table-count="0" meta:image-count="0" meta:object-count="0" meta:page-count="2" meta:paragraph-count="17" meta:word-count="644" meta:character-count="392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